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0b6eae" officeooo:paragraph-rsid="000b6eae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oid PopupMenu is a list menu that appears vertically to the view.</text:p>
      <text:p text:style-name="P1">=&gt; The popup menu appears below the view if there is space, else it will appear above.</text:p>
      <text:p text:style-name="P1">=&gt; The actions performed by this menu will affect actions that are related to the content but not the content itself.</text:p>
      <text:p text:style-name="P1">=&gt; In order to create PopupMenu:</text:p>
      <text:p text:style-name="P1">1. create menu resource and directory the same way as the two previous menus</text:p>
      <text:p text:style-name="P1">2. set an onclick listener to the desired view</text:p>
      <text:p text:style-name="P1">3. create a popup menu variable</text:p>
      <text:p text:style-name="P1">- var popmen = PopupMenu(this,it)</text:p>
      <text:p text:style-name="P1">4. call popmen.inflat(R.menu.menu_items)</text:p>
      <text:p text:style-name="P1">5. call popmen.show()</text:p>
      <text:p text:style-name="P1">=&gt; In order to handle click events:</text:p>
      <text:p text:style-name="P1">1. call popmen.setOnMenuItemClickListe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3:53:59.224924525</meta:creation-date>
    <dc:date>2019-10-06T13:59:03.544713853</dc:date>
    <meta:editing-duration>PT5M8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12" meta:word-count="106" meta:character-count="627" meta:non-whitespace-character-count="533"/>
  </office:meta>
</office:document-meta>
</file>